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7a3d8" officeooo:paragraph-rsid="0017a3d8" style:font-size-asian="40pt" style:font-weight-asian="bold" style:font-size-complex="40pt" style:font-weight-complex="bold"/>
    </style:style>
    <style:style style:name="P2" style:family="paragraph" style:parent-style-name="Standard">
      <style:text-properties fo:font-size="10.5pt" officeooo:rsid="0017a3d8" officeooo:paragraph-rsid="0017a3d8" style:font-size-asian="10.5pt" style:font-size-complex="10.5pt"/>
    </style:style>
    <style:style style:name="P3" style:family="paragraph" style:parent-style-name="Standard">
      <style:text-properties fo:font-size="28pt" fo:font-weight="bold" officeooo:rsid="0017a3d8" officeooo:paragraph-rsid="0017a3d8" style:font-size-asian="28pt" style:font-weight-asian="bold" style:font-size-complex="2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Standard">&lt;html lang="pt-b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Login&lt;/title&gt;</text:p>
      <text:p text:style-name="Standard"><text:s text:c="4"/></text:p>
      <text:p text:style-name="Standard"><text:s text:c="4"/>&lt;script&gt;</text:p>
      <text:p text:style-name="Standard"><text:s text:c="8"/>function togglePassword() {</text:p>
      <text:p text:style-name="Standard"><text:s text:c="12"/>var passwordField = document.getElementById("password");</text:p>
      <text:p text:style-name="Standard"><text:s text:c="12"/>var toggleText = document.getElementById("toggle-password");</text:p>
      <text:p text:style-name="Standard"><text:s text:c="12"/>if (passwordField.type === "password") {</text:p>
      <text:p text:style-name="Standard"><text:s text:c="16"/>passwordField.type = "text";</text:p>
      <text:p text:style-name="Standard"><text:s text:c="16"/>toggleText.innerText = "Ocultar senha";</text:p>
      <text:p text:style-name="Standard"><text:s text:c="12"/>} else {</text:p>
      <text:p text:style-name="Standard"><text:s text:c="16"/>passwordField.type = "password";</text:p>
      <text:p text:style-name="Standard"><text:s text:c="16"/>toggleText.innerText = "Mostrar senha";</text:p>
      <text:p text:style-name="Standard"><text:s text:c="12"/>}</text:p>
      <text:p text:style-name="Standard"><text:s text:c="8"/>}</text:p>
      <text:p text:style-name="Standard"><text:s text:c="4"/>&lt;/script&gt;</text:p>
      <text:p text:style-name="Standard">&lt;/head&gt;</text:p>
      <text:p text:style-name="Standard">&lt;body&gt;</text:p>
      <text:p text:style-name="Standard"><text:s text:c="4"/>&lt;div class="container"&gt;</text:p>
      <text:p text:style-name="Standard"><text:s text:c="8"/>&lt;div class="login-container"&gt;</text:p>
      <text:p text:style-name="Standard"><text:s text:c="12"/>&lt;h2&gt;Login&lt;/h2&gt;</text:p>
      <text:p text:style-name="Standard"><text:s text:c="12"/>&lt;form action="#" method="POST"&gt;</text:p>
      <text:p text:style-name="Standard"><text:s text:c="16"/>&lt;div class="input-group"&gt;</text:p>
      <text:p text:style-name="Standard"><text:s text:c="20"/>&lt;label for="cpf"&gt;CPF&lt;/label&gt;</text:p>
      <text:p text:style-name="Standard"><text:s text:c="20"/>&lt;input type="text" id="cpf" name="cpf" placeholder="Digite seu CPF" required&gt;</text:p>
      <text:p text:style-name="Standard"><text:s text:c="16"/>&lt;/div&gt;</text:p>
      <text:p text:style-name="Standard"><text:s text:c="16"/>&lt;div class="input-group"&gt;</text:p>
      <text:p text:style-name="Standard"><text:s text:c="20"/>&lt;label for="password"&gt;Senha&lt;/label&gt;</text:p>
      <text:p text:style-name="Standard"><text:s text:c="20"/>&lt;input type="password" id="password" name="password" placeholder="Digite sua senha" required&gt;</text:p>
      <text:p text:style-name="Standard"><text:s text:c="20"/>&lt;span id="toggle-password" class="toggle-password" onclick="togglePassword()"&gt;Mostrar senha&lt;/span&gt;</text:p>
      <text:p text:style-name="Standard"><text:s text:c="16"/>&lt;/div&gt;</text:p>
      <text:p text:style-name="Standard"><text:s text:c="16"/>&lt;button type="submit" class="login-btn"&gt;Entrar&lt;/button&gt;</text:p>
      <text:p text:style-name="Standard"><text:s text:c="12"/>&lt;/form&gt;</text:p>
      <text:p text:style-name="Standard"><text:s text:c="12"/>&lt;button class="recovery-btn" onclick="location.href='recuperar_senha.html'"&gt;Recuperar Senha&lt;/button&gt;</text:p>
      <text:p text:style-name="Standard"><text:s text:c="8"/>&lt;/div&gt;</text:p>
      <text:p text:style-name="Standard"><text:s text:c="4"/>&lt;/div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CSS</text:p>
      <text:p text:style-name="P2"><text:s text:c="6"/>&lt;style&gt;</text:p>
      <text:p text:style-name="P2"><text:s text:c="8"/>body {</text:p>
      <text:p text:style-name="P2"><text:s text:c="12"/>font-family: Arial, sans-serif;</text:p>
      <text:p text:style-name="P2"><text:s text:c="12"/>display: flex;</text:p>
      <text:p text:style-name="P2"><text:s text:c="12"/>justify-content: center;</text:p>
      <text:p text:style-name="P2"><text:s text:c="12"/>align-items: center;</text:p>
      <text:p text:style-name="P2"><text:s text:c="12"/>height: 100vh;</text:p>
      <text:p text:style-name="P2"><text:s text:c="12"/>background-color: #fff;</text:p>
      <text:p text:style-name="P2"><text:s text:c="12"/>color: black;</text:p>
      <text:p text:style-name="P2"><text:s text:c="12"/>margin: 0;</text:p>
      <text:p text:style-name="P2"><text:s text:c="8"/>}</text:p>
      <text:p text:style-name="P2"><text:s text:c="8"/>.container {</text:p>
      <text:p text:style-name="P2"><text:s text:c="12"/>display: flex;</text:p>
      <text:p text:style-name="P2"><text:s text:c="12"/>justify-content: center;</text:p>
      <text:p text:style-name="P2"><text:s text:c="12"/>align-items: center;</text:p>
      <text:p text:style-name="P2"><text:s text:c="12"/>width: 100%;</text:p>
      <text:p text:style-name="P2"><text:s text:c="12"/>height: 100vh;</text:p>
      <text:p text:style-name="P2"><text:s text:c="8"/>}</text:p>
      <text:p text:style-name="P2"><text:s text:c="8"/>.login-container {</text:p>
      <text:p text:style-name="P2"><text:s text:c="12"/>background: white;</text:p>
      <text:p text:style-name="P2"><text:s text:c="12"/>padding: 20px;</text:p>
      <text:p text:style-name="P2"><text:s text:c="12"/>border-radius: 10px;</text:p>
      <text:p text:style-name="P2"><text:s text:c="12"/>box-shadow: 0 0 10px rgba(0, 0, 0, 0.1);</text:p>
      <text:p text:style-name="P2"><text:s text:c="12"/>width: 300px;</text:p>
      <text:p text:style-name="P2"><text:s text:c="12"/>text-align: center;</text:p>
      <text:p text:style-name="P2"><text:s text:c="12"/>border: 2px solid black;</text:p>
      <text:p text:style-name="P2"><text:s text:c="8"/>}</text:p>
      <text:p text:style-name="P2"><text:s text:c="8"/>.login-container h2 {</text:p>
      <text:p text:style-name="P2"><text:s text:c="12"/>margin-bottom: 20px;</text:p>
      <text:p text:style-name="P2"><text:s text:c="8"/>}</text:p>
      <text:p text:style-name="P2"><text:s text:c="8"/>.input-group {</text:p>
      <text:p text:style-name="P2"><text:s text:c="12"/>margin-bottom: 15px;</text:p>
      <text:p text:style-name="P2"><text:s text:c="12"/>text-align: left;</text:p>
      <text:p text:style-name="P2"><text:s text:c="8"/>}</text:p>
      <text:p text:style-name="P2"><text:s text:c="8"/>.input-group label {</text:p>
      <text:p text:style-name="P2"><text:s text:c="12"/>display: block;</text:p>
      <text:p text:style-name="P2"><text:s text:c="12"/>margin-bottom: 5px;</text:p>
      <text:p text:style-name="P2"><text:s text:c="8"/>}</text:p>
      <text:p text:style-name="P2"><text:s text:c="8"/>.input-group input {</text:p>
      <text:p text:style-name="P2"><text:s text:c="12"/>width: 100%;</text:p>
      <text:p text:style-name="P2"><text:s text:c="12"/>padding: 8px;</text:p>
      <text:p text:style-name="P2"><text:s text:c="12"/>border: 1px solid black;</text:p>
      <text:p text:style-name="P2"><text:s text:c="12"/>border-radius: 5px;</text:p>
      <text:p text:style-name="P2"><text:s text:c="8"/>}</text:p>
      <text:p text:style-name="P2"><text:s text:c="8"/>.toggle-password {</text:p>
      <text:p text:style-name="P2"><text:s text:c="12"/>cursor: pointer;</text:p>
      <text:p text:style-name="P2"><text:s text:c="12"/>color: red;</text:p>
      <text:p text:style-name="P2"><text:s text:c="12"/>font-size: 14px;</text:p>
      <text:p text:style-name="P2"><text:s text:c="12"/>display: block;</text:p>
      <text:p text:style-name="P2"><text:s text:c="12"/>margin-top: 5px;</text:p>
      <text:p text:style-name="P2"><text:s text:c="8"/>}</text:p>
      <text:p text:style-name="P2"><text:s text:c="8"/>.login-btn, .recovery-btn {</text:p>
      <text:p text:style-name="P2"><text:s text:c="12"/>width: 100%;</text:p>
      <text:p text:style-name="P2"><text:s text:c="12"/>padding: 10px;</text:p>
      <text:p text:style-name="P2"><text:s text:c="12"/>border: none;</text:p>
      <text:p text:style-name="P2"><text:s text:c="12"/>border-radius: 5px;</text:p>
      <text:p text:style-name="P2"><text:s text:c="12"/>cursor: pointer;</text:p>
      <text:p text:style-name="P2"><text:s text:c="12"/>margin-top: 10px;</text:p>
      <text:p text:style-name="P2"><text:s text:c="8"/>}</text:p>
      <text:p text:style-name="P2"><text:s text:c="8"/>.login-btn {</text:p>
      <text:p text:style-name="P2"><text:s text:c="12"/>background-color: red;</text:p>
      <text:p text:style-name="P2"><text:s text:c="12"/>color: white;</text:p>
      <text:p text:style-name="P2"><text:soft-page-break/><text:s text:c="8"/>}</text:p>
      <text:p text:style-name="P2"><text:s text:c="8"/>.login-btn:hover {</text:p>
      <text:p text:style-name="P2"><text:s text:c="12"/>background-color: black;</text:p>
      <text:p text:style-name="P2"><text:s text:c="8"/>}</text:p>
      <text:p text:style-name="P2"><text:s text:c="8"/>.recovery-btn {</text:p>
      <text:p text:style-name="P2"><text:s text:c="12"/>background-color: white;</text:p>
      <text:p text:style-name="P2"><text:s text:c="12"/>color: red;</text:p>
      <text:p text:style-name="P2"><text:s text:c="12"/>border: 2px solid red;</text:p>
      <text:p text:style-name="P2"><text:s text:c="8"/>}</text:p>
      <text:p text:style-name="P2"><text:s text:c="8"/>.recovery-btn:hover {</text:p>
      <text:p text:style-name="P2"><text:s text:c="12"/>background-color: red;</text:p>
      <text:p text:style-name="P2"><text:s text:c="12"/>color: white;</text:p>
      <text:p text:style-name="P2"><text:s text:c="8"/>}</text:p>
      <text:p text:style-name="P2"><text:s text:c="4"/>&lt;/style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76cm" fo:margin-bottom="0.6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24:27.733636092</meta:creation-date>
    <dc:date>2025-03-25T14:45:39.786638004</dc:date>
    <meta:editing-duration>PT21M11S</meta:editing-duration>
    <meta:editing-cycles>3</meta:editing-cycles>
    <meta:generator>LibreOffice/24.2.7.2$Linux_X86_64 LibreOffice_project/ee3885777aa7032db5a9b65deec9457448a91162</meta:generator>
    <meta:document-statistic meta:table-count="0" meta:image-count="0" meta:object-count="0" meta:page-count="3" meta:paragraph-count="119" meta:word-count="256" meta:character-count="3499" meta:non-whitespace-character-count="2151"/>
  </office:meta>
</office:document-meta>
</file>